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3E4EDF55F3F464B3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5cm" fo:min-width="3.6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3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65cm" fo:min-width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3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font-size="9pt" fo:font-weight="bold" fo:background-color="transparent" style:font-weight-asian="bold" style:font-weight-complex="600"/>
    </style:style>
    <style:style style:name="P4" style:family="paragraph">
      <loext:graphic-properties draw:fill="none" draw:fill-color="#ffffff"/>
      <style:paragraph-properties fo:text-align="center"/>
      <style:text-properties style:font-name="DejaVu Sans" fo:font-size="9pt" fo:font-weight="bold" fo:background-color="transparent" style:font-weight-asian="bold" style:font-weight-complex="600"/>
    </style:style>
    <style:style style:name="P5" style:family="paragraph">
      <style:paragraph-properties fo:text-align="center"/>
      <style:text-properties fo:font-size="16pt" fo:font-weight="bold" fo:background-color="transparent" style:font-weight-asian="bold" style:font-weight-complex="600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6pt" fo:font-weight="bold" fo:background-color="transparent" style:font-weight-asian="bold" style:font-weight-complex="600"/>
    </style:style>
    <style:style style:name="P7" style:family="paragraph">
      <style:paragraph-properties fo:text-align="center"/>
    </style:style>
    <style:style style:name="T1" style:family="text">
      <style:text-properties fo:font-size="9pt" fo:font-weight="bold" fo:background-color="transparent" style:font-weight-asian="bold" style:font-weight-complex="600"/>
    </style:style>
    <style:style style:name="T2" style:family="text">
      <style:text-properties fo:font-size="16pt" fo:font-weight="bold" fo:background-color="transparent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5cm" svg:height="3.2cm" svg:x="1.969cm" svg:y="2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2.5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2.65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2.89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2.88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2.65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2.54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2.70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3.02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2.53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2.69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3.0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3.076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2.548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2cm 2.183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3cm 2.001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5cm 2.013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1cm 2.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4cm" svg:y="2.739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69cm" svg:y="2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2.5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2.6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2.89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2.8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2.6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2.5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2.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3.0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2.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2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3.0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3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2.549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2cm 2.184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3cm 2.002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5cm 2.014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0.271cm 2.221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7.544cm" svg:y="2.74cm">
          <draw:text-box>
            <text:p text:style-name="P5"><text:span text:style-name="T2">RAM %</text:span></text:p>
          </draw:text-box>
        </draw:frame>
        <draw:custom-shape draw:style-name="gr1" draw:text-style-name="P1" draw:layer="layout" svg:width="4.15cm" svg:height="3.2cm" svg:x="1.969cm" svg:y="6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6.5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6.6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6.89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6.8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6.6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6.5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6.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7.0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6.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6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7.0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7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6.549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2cm 6.184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3cm 6.002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5cm 6.014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1cm 6.221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4cm" svg:y="6.74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69cm" svg:y="6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6.5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6.6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6.8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6.8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6.6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6.54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6.7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7.0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6.5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6.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7.0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7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6.55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2cm 6.185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3cm 6.003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5cm 6.015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0.271cm 6.2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7.544cm" svg:y="6.741cm">
          <draw:text-box>
            <text:p text:style-name="P5"><text:span text:style-name="T2">RAM %</text:span></text:p>
          </draw:text-box>
        </draw:frame>
        <draw:custom-shape draw:style-name="gr1" draw:text-style-name="P1" draw:layer="layout" svg:width="4.15cm" svg:height="3.2cm" svg:x="1.969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0.5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0.6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0.89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0.8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0.6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0.5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0.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1.0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0.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0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1.0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1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0.549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2cm 10.184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3cm 10.002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5cm 10.014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1cm 10.221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4cm" svg:y="10.74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69cm" svg:y="1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0.5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0.6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0.8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0.8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0.6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0.54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0.7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1.0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0.5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0.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1.0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1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0.55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2cm 10.185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3cm 10.003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5cm 10.015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0.271cm 10.2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7.544cm" svg:y="10.741cm">
          <draw:text-box>
            <text:p text:style-name="P5"><text:span text:style-name="T2">RAM %</text:span></text:p>
          </draw:text-box>
        </draw:frame>
        <draw:custom-shape draw:style-name="gr1" draw:text-style-name="P1" draw:layer="layout" svg:width="4.15cm" svg:height="3.2cm" svg:x="1.969cm" svg:y="14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4.5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4.6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4.89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4.8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4.6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4.5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4.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5.0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4.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4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5.0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5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4.549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2cm 14.184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3cm 14.002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5cm 14.014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1cm 14.221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4cm" svg:y="14.74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69cm" svg:y="14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4.5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4.6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4.8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4.8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4.6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4.54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4.7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5.0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4.5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4.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5.0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5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4.55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2cm 14.185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3cm 14.003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5cm 14.015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0.271cm 14.2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7.544cm" svg:y="14.741cm">
          <draw:text-box>
            <text:p text:style-name="P5"><text:span text:style-name="T2">RAM %</text:span></text:p>
          </draw:text-box>
        </draw:frame>
        <draw:custom-shape draw:style-name="gr1" draw:text-style-name="P1" draw:layer="layout" svg:width="4.15cm" svg:height="3.2cm" svg:x="1.969cm" svg:y="18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8.5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8.65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8.89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8.88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8.65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8.54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8.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9.02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8.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8.69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9.0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9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8.549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2cm 18.184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3cm 18.002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5cm 18.014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1cm 18.221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4cm" svg:y="18.74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69cm" svg:y="18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8.5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8.6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8.8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8.8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8.6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8.54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8.7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9.0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8.5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8.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9.0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9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8.55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2cm 18.185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3cm 18.003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5cm 18.015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0.271cm 18.2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7.544cm" svg:y="18.741cm">
          <draw:text-box>
            <text:p text:style-name="P5"><text:span text:style-name="T2">RAM %</text:span></text:p>
          </draw:text-box>
        </draw:frame>
        <draw:custom-shape draw:style-name="gr1" draw:text-style-name="P1" draw:layer="layout" svg:width="4.15cm" svg:height="3.2cm" svg:x="1.97cm" svg:y="22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4cm" svg:y="22.57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2cm 22.65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7cm 22.8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5cm 22.88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1cm 22.65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4cm 22.54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5cm 22.71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6cm 23.02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6cm 22.54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9cm 22.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4cm 23.0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3cm 23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8cm 22.55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2.913cm 22.185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3.694cm 22.003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4.496cm 22.015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5.272cm 22.222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2.545cm" svg:y="22.741cm">
          <draw:text-box>
            <text:p text:style-name="P5"><text:span text:style-name="T2">CPU %</text:span></text:p>
          </draw:text-box>
        </draw:frame>
        <draw:custom-shape draw:style-name="gr1" draw:text-style-name="P1" draw:layer="layout" svg:width="4.15cm" svg:height="3.2cm" svg:x="6.97cm" svg:y="22.0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4cm" svg:y="22.5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2cm 22.65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7cm 22.89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5cm 22.88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1cm 22.65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4cm 22.54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5cm 22.7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6cm 23.0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6cm 22.54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9cm 22.70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4cm 23.01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3cm 23.079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8cm 22.551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7.913cm 22.186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8.694cm 22.004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9.496cm 22.016cm)">
          <draw:text-box>
            <text:p text:style-name="P3"><text:span text:style-name="T1">80</text:span></text:p>
          </draw:text-box>
        </draw:frame>
        <draw:frame draw:style-name="gr6" draw:text-style-name="P6" draw:layer="layout" svg:width="3cm" svg:height="1.505cm" svg:x="7.545cm" svg:y="22.742cm">
          <draw:text-box>
            <text:p text:style-name="P5"><text:span text:style-name="T2">RAM %</text:span></text:p>
          </draw:text-box>
        </draw:frame>
      </draw:page>
      <draw:page draw:name="page2" draw:style-name="dp1" draw:master-page-name="Default">
        <draw:frame draw:style-name="gr7" draw:text-style-name="P7" draw:layer="layout" svg:width="4.15cm" svg:height="3.181cm" svg:x="8.925cm" svg:y="7.801cm">
          <draw:image xlink:href="Pictures/100000010000019F0000013E4EDF55F3F464B325.png" xlink:type="simple" xlink:show="embed" xlink:actuate="onLoad" draw:mime-type="image/png">
            <text:p/>
          </draw:image>
        </draw:frame>
        <draw:custom-shape draw:style-name="gr1" draw:text-style-name="P1" draw:layer="layout" svg:width="4.15cm" svg:height="3.2cm" svg:x="8.925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10.989cm" svg:y="8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10.337cm 8.38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9.725cm 8.62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2.26cm 8.613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11.646cm 8.3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10.649cm 8.27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10cm 8.43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9.411cm 8.75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11.321cm 8.26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1.974cm 8.42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2.569cm 8.73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8.548cm 8.804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9.153cm 8.276cm)">
          <draw:text-box>
            <text:p text:style-name="P3"><text:span text:style-name="T1">20</text:span></text:p>
          </draw:text-box>
        </draw:frame>
        <draw:frame draw:style-name="gr5" draw:text-style-name="P4" draw:layer="layout" svg:width="1.5cm" svg:height="0.607cm" draw:transform="rotate (0.122173047639603) translate (9.868cm 7.911cm)">
          <draw:text-box>
            <text:p text:style-name="P3"><text:span text:style-name="T1">40</text:span></text:p>
          </draw:text-box>
        </draw:frame>
        <draw:frame draw:style-name="gr5" draw:text-style-name="P4" draw:layer="layout" svg:width="1.5cm" svg:height="0.607cm" draw:transform="rotate (-0.122173047639604) translate (10.649cm 7.729cm)">
          <draw:text-box>
            <text:p text:style-name="P3"><text:span text:style-name="T1">60</text:span></text:p>
          </draw:text-box>
        </draw:frame>
        <draw:frame draw:style-name="gr5" draw:text-style-name="P4" draw:layer="layout" svg:width="1.5cm" svg:height="0.607cm" draw:transform="rotate (-0.36651914291881) translate (11.451cm 7.741cm)">
          <draw:text-box>
            <text:p text:style-name="P3"><text:span text:style-name="T1">80</text:span></text:p>
          </draw:text-box>
        </draw:frame>
        <draw:frame draw:style-name="gr5" draw:text-style-name="P4" draw:layer="layout" svg:width="1.5cm" svg:height="0.607cm" draw:transform="rotate (-0.610865238198016) translate (12.227cm 7.948cm)">
          <draw:text-box>
            <text:p text:style-name="P3"><text:span text:style-name="T1">100</text:span></text:p>
          </draw:text-box>
        </draw:frame>
        <draw:frame draw:style-name="gr6" draw:text-style-name="P6" draw:layer="layout" svg:width="3cm" svg:height="1.505cm" svg:x="9.5cm" svg:y="8.467cm">
          <draw:text-box>
            <text:p text:style-name="P5"><text:span text:style-name="T2">CPU %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24:53.319936743</meta:creation-date>
    <dc:date>2024-01-29T20:03:31.698708484</dc:date>
    <meta:editing-duration>PT38M31S</meta:editing-duration>
    <meta:editing-cycles>15</meta:editing-cycles>
    <meta:generator>LibreOffice/7.4.7.2$Linux_X86_64 LibreOffice_project/40$Build-2</meta:generator>
    <meta:print-date>2024-01-29T20:04:05.216174436</meta:print-date>
    <meta:document-statistic meta:object-count="247"/>
  </office:meta>
</office:document-meta>
</file>